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style:font-style-asian="normal" style:font-style-complex="normal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0.098in" svg:y="0.0264in" svg:width="6.6484in" svg:height="5.728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2">Materials(<text:span text:style-name="T1">mName</text:span><text:span text:style-name="T2">, amountAvail, refDate, refAmount)</text:span></text:p>
      <text:p text:style-name="Standard"><text:span text:style-name="T2">Products(</text:span><text:span text:style-name="T1">pName</text:span><text:span text:style-name="T2">)</text:span></text:p>
      <text:p text:style-name="Standard"><text:span text:style-name="T2">Recipes(</text:span><text:span text:style-name="T4">pName</text:span><text:span text:style-name="T2">, </text:span><text:span text:style-name="T4">mName</text:span><text:span text:style-name="T2">, amount)</text:span></text:p>
      <text:p text:style-name="Standard"><text:span text:style-name="T6">Pallets(</text:span><text:span text:style-name="T5">pNbr</text:span><text:span text:style-name="T6">, pDate, pTime, blocked)</text:span></text:p>
      <text:p text:style-name="Standard"><text:span text:style-name="T6">Shipments(</text:span><text:span text:style-name="T4">pNbr</text:span><text:span text:style-name="T6">, </text:span><text:span text:style-name="T4">orderNbr</text:span><text:span text:style-name="T6">)</text:span></text:p>
      <text:p text:style-name="Standard"><text:span text:style-name="T2">Orders(</text:span><text:span text:style-name="T1">orderNbr</text:span><text:span text:style-name="T2">, </text:span><text:span text:style-name="T3">cId,</text:span><text:span text:style-name="T2"> </text:span><text:span text:style-name="T6">fDate, lDate)</text:span></text:p>
      <text:p text:style-name="Standard"><text:span text:style-name="T6">Customers(</text:span><text:span text:style-name="T5">cId</text:span><text:span text:style-name="T6">, name, address)</text:span></text:p>
      <text:p text:style-name="Standard"><text:span text:style-name="T6">Deliveries(</text:span><text:span text:style-name="T4">pNbr</text:span><text:span text:style-name="T6">, date, time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SungtiL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achim Nelson</meta:initial-creator>
    <meta:creation-date>2012-03-13T13:50:17</meta:creation-date>
    <dc:date>2012-03-27T16:01:07</dc:date>
    <dc:creator>Joachim Nelson</dc:creator>
    <meta:editing-duration>PT1H39M46S</meta:editing-duration>
    <meta:editing-cycles>4</meta:editing-cycles>
    <meta:generator>LibreOffice/3.3$Linux LibreOffice_project/330m19$Build-401</meta:generator>
    <meta:document-statistic meta:table-count="0" meta:image-count="0" meta:object-count="1" meta:page-count="1" meta:paragraph-count="8" meta:word-count="24" meta:character-count="2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17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6.4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svg:stroke-width="0in" draw:fill="solid" draw:fill-color="#ffffff" draw:textarea-horizontal-align="left" draw:textarea-vertical-align="top" fo:padding-top="0.1in" fo:padding-bottom="0in" fo:padding-left="0.1in" fo:padding-right="0in" draw:fontwork-adjust="left"/>
    </style:style>
    <style:style style:name="gr2" style:family="graphic">
      <style:graphic-properties draw:fill="solid" draw:fill-color="#ffffff" draw:textarea-horizontal-align="center" draw:textarea-vertical-align="middle"/>
    </style:style>
    <style:style style:name="gr3" style:family="graphic">
      <style:graphic-properties svg:stroke-width="0in" draw:textarea-horizontal-align="center" draw:textarea-vertical-align="middle" fo:padding-top="0in" fo:padding-bottom="0in" fo:padding-left="0in" fo:padding-right="0in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stroke="none" svg:stroke-color="#000000" draw:fill="none" draw:fill-color="#ffffff" fo:min-height="0.1772in"/>
    </style:style>
    <style:style style:name="gr6" style:family="graphic">
      <style:graphic-properties draw:stroke="none" svg:stroke-color="#000000" draw:fill="none" draw:fill-color="#ffffff" fo:min-height="0.9843in"/>
    </style:style>
    <style:style style:name="gr7" style:family="graphic">
      <style:graphic-properties draw:stroke="dash" draw:stroke-dash="Fine_20_Dashed_20__28_var_29_" svg:stroke-width="0.0201in" draw:textarea-horizontal-align="center" draw:textarea-vertical-align="middle" fo:padding-top="0.0098in" fo:padding-bottom="0.0098in" fo:padding-left="0.0098in" fo:padding-right="0.0098in"/>
    </style:style>
    <style:style style:name="gr8" style:family="graphic">
      <style:graphic-properties draw:fill="none" draw:fill-color="#ffffff" fo:min-height="0.302in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>
            <draw:rect table:end-cell-address="Sheet1.A1" table:end-x="1.8846in" table:end-y="6.1583in" draw:z-index="0" draw:style-name="gr1" draw:text-style-name="P2" svg:width="1.3902in" svg:height="1.0902in" svg:x="0.4945in" svg:y="5.0681in">
              <text:p text:style-name="P1"><text:span text:style-name="T1">mName</text:span></text:p>
              <text:p text:style-name="P1">amountAvail</text:p>
              <text:p text:style-name="P1">refDate</text:p>
              <text:p text:style-name="P1">refAmount</text:p>
              <text:p text:style-name="P1"/>
            </draw:rect>
            <draw:rect table:end-cell-address="Sheet1.A1" table:end-x="1.8846in" table:end-y="5.1311in" draw:z-index="1" draw:style-name="gr2" draw:text-style-name="P2" svg:width="1.3902in" svg:height="0.3902in" svg:x="0.4945in" svg:y="4.7409in">
              <text:p text:style-name="P2">Material</text:p>
            </draw:rect>
            <draw:rect table:end-cell-address="Sheet1.A1" table:end-x="1.8846in" table:end-y="2.3764in" draw:z-index="2" draw:style-name="gr1" draw:text-style-name="P2" svg:width="1.3902in" svg:height="0.7457in" svg:x="0.4945in" svg:y="1.6307in">
              <text:p text:style-name="P1"><text:span text:style-name="T1">pName</text:span></text:p>
              <text:p text:style-name="P1"/>
            </draw:rect>
            <draw:rect table:end-cell-address="Sheet1.A1" table:end-x="1.8846in" table:end-y="1.6835in" draw:z-index="3" draw:style-name="gr2" draw:text-style-name="P2" svg:width="1.3902in" svg:height="0.3902in" svg:x="0.4945in" svg:y="1.2933in">
              <text:p text:style-name="P2">Product</text:p>
            </draw:rect>
            <draw:line table:end-cell-address="Sheet1.A1" table:end-x="3.3051in" table:end-y="1.4811in" draw:z-index="4" draw:style-name="gr3" draw:text-style-name="P2" svg:x1="1.8776in" svg:y1="1.4811in" svg:x2="3.3051in" svg:y2="1.4787in">
              <text:p/>
            </draw:line>
            <draw:line table:end-cell-address="Sheet1.A1" table:end-x="1.1846in" table:end-y="4.7291in" draw:z-index="5" draw:style-name="gr4" draw:text-style-name="P2" svg:x1="1.1846in" svg:y1="4.7291in" svg:x2="1.1846in" svg:y2="2.3756in">
              <text:p/>
            </draw:line>
            <draw:frame table:end-cell-address="Sheet1.A1" table:end-x="2.2209in" table:end-y="1.4795in" draw:z-index="6" draw:style-name="gr5" draw:text-style-name="P3" svg:width="0.2602in" svg:height="0.1772in" svg:x="1.9606in" svg:y="1.3024in">
              <draw:text-box>
                <text:p><text:span text:style-name="T2">1</text:span></text:p>
              </draw:text-box>
            </draw:frame>
            <draw:frame table:end-cell-address="Sheet1.A1" table:end-x="1.2106in" table:end-y="2.5559in" draw:z-index="7" draw:style-name="gr5" draw:text-style-name="P3" svg:width="0.2602in" svg:height="0.1772in" svg:x="0.9504in" svg:y="2.3787in">
              <draw:text-box>
                <text:p><text:span text:style-name="T2">1..*</text:span></text:p>
              </draw:text-box>
            </draw:frame>
            <draw:frame table:end-cell-address="Sheet1.A1" table:end-x="1.1992in" table:end-y="4.6929in" draw:z-index="8" draw:style-name="gr6" draw:text-style-name="P3" svg:width="0.2602in" svg:height="0.1772in" svg:x="0.939in" svg:y="4.5157in">
              <draw:text-box>
                <text:p><text:span text:style-name="T2">1..*</text:span></text:p>
              </draw:text-box>
            </draw:frame>
            <draw:rect table:end-cell-address="Sheet1.A1" table:end-x="4.7047in" table:end-y="2.728in" draw:z-index="9" draw:style-name="gr1" draw:text-style-name="P2" svg:width="1.3874in" svg:height="1.115in" svg:x="3.3173in" svg:y="1.613in">
              <text:p text:style-name="P1"><text:span text:style-name="T1">pNbr</text:span></text:p>
              <text:p text:style-name="P1">pDate</text:p>
              <text:p text:style-name="P1">pTime</text:p>
              <text:p text:style-name="P1">blocked</text:p>
            </draw:rect>
            <draw:rect table:end-cell-address="Sheet1.A1" table:end-x="4.7047in" table:end-y="1.6961in" draw:z-index="10" draw:style-name="gr2" draw:text-style-name="P2" svg:width="1.3874in" svg:height="0.385in" svg:x="3.3173in" svg:y="1.311in">
              <text:p text:style-name="P2">Pallet</text:p>
            </draw:rect>
            <draw:rect table:end-cell-address="Sheet1.A1" table:end-x="7.013in" table:end-y="2.7276in" draw:z-index="11" draw:style-name="gr1" draw:text-style-name="P2" svg:width="1.3902in" svg:height="1.0902in" svg:x="5.6228in" svg:y="1.6374in">
              <text:p text:style-name="P1"><text:span text:style-name="T1">orderNbr</text:span></text:p>
              <text:p text:style-name="P1">fDate</text:p>
              <text:p text:style-name="P1">lDate</text:p>
              <text:p text:style-name="P1"/>
            </draw:rect>
            <draw:rect table:end-cell-address="Sheet1.A1" table:end-x="7.013in" table:end-y="1.7004in" draw:z-index="12" draw:style-name="gr2" draw:text-style-name="P2" svg:width="1.3902in" svg:height="0.3902in" svg:x="5.6228in" svg:y="1.3102in">
              <text:p text:style-name="P2">Order</text:p>
            </draw:rect>
            <draw:rect table:end-cell-address="Sheet1.A1" table:end-x="4.7075in" table:end-y="4.3331in" draw:z-index="13" draw:style-name="gr1" draw:text-style-name="P2" svg:width="1.3902in" svg:height="0.5319in" svg:x="3.3173in" svg:y="3.8012in">
              <text:p text:style-name="P1"><text:span text:style-name="T3">date</text:span></text:p>
              <text:p text:style-name="P1"><text:span text:style-name="T3">time</text:span></text:p>
              <text:p text:style-name="P1"><text:span text:style-name="T3"/></text:p>
              <text:p text:style-name="P1"/>
            </draw:rect>
            <draw:rect table:end-cell-address="Sheet1.A1" table:end-x="4.7075in" table:end-y="3.8012in" draw:z-index="14" draw:style-name="gr2" draw:text-style-name="P2" svg:width="1.3902in" svg:height="0.6457in" svg:x="3.3173in" svg:y="3.1555in">
              <text:p text:style-name="P2">&lt;&lt;weak&gt;&gt;<text:line-break/>Delivered</text:p>
            </draw:rect>
            <draw:rect table:end-cell-address="Sheet1.A1" table:end-x="7.0138in" table:end-y="4.3638in" draw:z-index="15" draw:style-name="gr1" draw:text-style-name="P2" svg:width="1.3874in" svg:height="0.8957in" svg:x="5.6264in" svg:y="3.4681in">
              <text:p text:style-name="P1"><text:span text:style-name="T1">cId</text:span></text:p>
              <text:p text:style-name="P1"><text:span text:style-name="T3">name</text:span></text:p>
              <text:p text:style-name="P1"><text:span text:style-name="T3">address</text:span></text:p>
            </draw:rect>
            <draw:rect table:end-cell-address="Sheet1.A1" table:end-x="7.0126in" table:end-y="3.5445in" draw:z-index="16" draw:style-name="gr2" draw:text-style-name="P2" svg:width="1.3874in" svg:height="0.385in" svg:x="5.6252in" svg:y="3.1594in">
              <text:p text:style-name="P2">Customer</text:p>
            </draw:rect>
            <draw:line table:end-cell-address="Sheet1.A1" table:end-x="5.626in" table:end-y="1.5087in" draw:z-index="17" draw:style-name="gr4" draw:text-style-name="P2" svg:x1="4.7047in" svg:y1="1.5087in" svg:x2="5.626in" svg:y2="1.5087in">
              <text:p/>
            </draw:line>
            <draw:line table:end-cell-address="Sheet1.A1" table:end-x="3.9783in" table:end-y="3.1555in" draw:z-index="18" draw:style-name="gr4" draw:text-style-name="P2" svg:x1="3.9783in" svg:y1="3.1555in" svg:x2="3.9783in" svg:y2="2.7283in">
              <text:p/>
            </draw:line>
            <draw:line table:end-cell-address="Sheet1.A1" table:end-x="6.3091in" table:end-y="3.1555in" draw:z-index="19" draw:style-name="gr4" draw:text-style-name="P2" svg:x1="6.3091in" svg:y1="3.1555in" svg:x2="6.3091in" svg:y2="2.7283in">
              <text:p/>
            </draw:line>
            <draw:frame table:end-cell-address="Sheet1.A1" table:end-x="5.0189in" table:end-y="1.4984in" draw:z-index="20" draw:style-name="gr5" draw:text-style-name="P3" svg:width="0.2602in" svg:height="0.1772in" svg:x="4.7587in" svg:y="1.3213in">
              <draw:text-box>
                <text:p><text:span text:style-name="T2">1..*</text:span></text:p>
              </draw:text-box>
            </draw:frame>
            <draw:frame table:end-cell-address="Sheet1.A1" table:end-x="5.5957in" table:end-y="1.487in" draw:z-index="21" draw:style-name="gr5" draw:text-style-name="P3" svg:width="0.2945in" svg:height="0.1772in" svg:x="5.3012in" svg:y="1.3098in">
              <draw:text-box>
                <text:p><text:span text:style-name="T2">0..1</text:span></text:p>
              </draw:text-box>
            </draw:frame>
            <draw:frame table:end-cell-address="Sheet1.A1" table:end-x="4.0075in" table:end-y="2.8961in" draw:z-index="22" draw:style-name="gr5" draw:text-style-name="P3" svg:width="0.1248in" svg:height="0.1772in" svg:x="3.8827in" svg:y="2.7189in">
              <draw:text-box>
                <text:p><text:span text:style-name="T2">1</text:span></text:p>
              </draw:text-box>
            </draw:frame>
            <draw:frame table:end-cell-address="Sheet1.A1" table:end-x="4.0024in" table:end-y="3.1835in" draw:z-index="23" draw:style-name="gr5" draw:text-style-name="P3" svg:width="0.2551in" svg:height="0.1772in" svg:x="3.7472in" svg:y="3.0063in">
              <draw:text-box>
                <text:p><text:span text:style-name="T2">0..1</text:span></text:p>
              </draw:text-box>
            </draw:frame>
            <draw:frame table:end-cell-address="Sheet1.A1" table:end-x="6.4614in" table:end-y="3.2in" draw:z-index="24" draw:style-name="gr5" draw:text-style-name="P3" svg:width="0.1248in" svg:height="0.1772in" svg:x="6.3366in" svg:y="3.0228in">
              <draw:text-box>
                <text:p><text:span text:style-name="T2">1</text:span></text:p>
              </draw:text-box>
            </draw:frame>
            <draw:frame table:end-cell-address="Sheet1.A1" table:end-x="6.5909in" table:end-y="2.9232in" draw:z-index="25" draw:style-name="gr5" draw:text-style-name="P3" svg:width="0.2602in" svg:height="0.1772in" svg:x="6.3307in" svg:y="2.7461in">
              <draw:text-box>
                <text:p><text:span text:style-name="T2">1..*</text:span></text:p>
              </draw:text-box>
            </draw:frame>
            <draw:frame table:end-cell-address="Sheet1.A1" table:end-x="3.2945in" table:end-y="1.448in" draw:z-index="26" draw:style-name="gr5" draw:text-style-name="P3" svg:width="0.2602in" svg:height="0.1772in" svg:x="3.0343in" svg:y="1.2709in">
              <draw:text-box>
                <text:p><text:span text:style-name="T2">1</text:span></text:p>
              </draw:text-box>
            </draw:frame>
            <draw:rect table:end-cell-address="Sheet1.A1" table:end-x="2.5094in" table:end-y="3.5827in" draw:z-index="27" draw:style-name="gr1" draw:text-style-name="P2" svg:width="0.976in" svg:height="0.5209in" svg:x="1.5335in" svg:y="3.0618in">
              <text:p text:style-name="P1">amount</text:p>
              <text:p text:style-name="P1"/>
            </draw:rect>
            <draw:rect table:end-cell-address="Sheet1.A1" table:end-x="2.5094in" table:end-y="3.0709in" draw:z-index="28" draw:style-name="gr2" draw:text-style-name="P2" svg:width="0.976in" svg:height="0.274in" svg:x="1.5335in" svg:y="2.7969in">
              <text:p text:style-name="P2">Recipe</text:p>
            </draw:rect>
            <draw:line table:end-cell-address="Sheet1.A1" table:end-x="1.5331in" table:end-y="3.3224in" draw:z-index="29" draw:style-name="gr7" draw:text-style-name="P2" svg:x1="1.1811in" svg:y1="3.3224in" svg:x2="1.5331in" svg:y2="3.3224in">
              <text:p/>
            </draw:line>
            <draw:caption draw:z-index="30" draw:style-name="gr8" draw:text-style-name="P2" svg:width="0.8929in" svg:height="0.302in" svg:x="5.3142in" svg:y="0.6874in" draw:caption-point-x="-0.1591in" draw:caption-point-y="0.8228in">
              <text:p text:style-name="P2">Shipment</text:p>
            </draw:cap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ashed_20__28_var_29_" draw:display-name="Fine Dashed (var)" draw:style="rect" draw:dots1="1" draw:dots1-length="197%" draw:distance="197%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7">03/27/2012</text:date>, <text:time>16:0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